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A"/>
        <table:table-column table:style-name="Table1.A"/>
        <table:table-column table:style-name="Table1.A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Default_20_Text"/>
      <table:table table:name="Table2" table:style-name="Table2">
        <table:table-column table:style-name="Table2.A"/>
        <table:table-column table:style-name="Table2.A"/>
        <table:table-column table:style-name="Table2.A"/>
        <table:table-column table:style-name="Table2.A"/>
        <table:table-column table:style-name="Table2.A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table:number-rows-spanned="2" table:number-columns-spanned="2" office:value-type="string">
            <text:p text:style-name="Table_20_Contents"/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covered-table-cell/>
          <table:covered-table-cell/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Default_20_Text"/>
      <table:table table:name="Table3" table:style-name="Table3">
        <table:table-column table:style-name="Table3.A"/>
        <table:table-column table:style-name="Table3.A"/>
        <table:table-column table:style-name="Table3.A"/>
        <table:table-column table:style-name="Table3.A"/>
        <table:table-column table:style-name="Table3.A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E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table:number-rows-spanned="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covered-table-cell/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table:number-columns-spanned="2" office:value-type="string">
            <text:p text:style-name="Table_20_Contents"/>
          </table:table-cell>
          <table:covered-table-cell/>
        </table:table-row>
      </table:table>
      <text:p text:style-name="Default_20_Text"/>
      <table:table table:name="Table4" table:style-name="Table4">
        <table:table-column table:style-name="Table4.A"/>
        <table:table-column table:style-name="Table4.A"/>
        <table:table-column table:style-name="Table4.A"/>
        <table:table-column table:style-name="Table4.A"/>
        <table:table-column table:style-name="Table4.A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table:number-rows-spanned="3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covered-table-cell/>
          <table:table-cell table:style-name="Table4.E2" table:number-rows-spanned="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Default_20_Text"/>
      <table:table table:name="Table5" table:style-name="Table5">
        <table:table-column table:style-name="Table5.A"/>
        <table:table-column table:style-name="Table5.A"/>
        <table:table-column table:style-name="Table5.A"/>
        <table:table-column table:style-name="Table5.A"/>
        <table:table-column table:style-name="Table5.A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E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table:number-columns-spanned="2" office:value-type="string">
            <text:p text:style-name="Table_20_Contents"/>
          </table:table-cell>
          <table:covered-table-cell/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meta:document-statistic meta:table-count="5" meta:image-count="0" meta:object-count="0" meta:page-count="1" meta:paragraph-count="0" meta:word-count="0" meta:character-count="0"/>
    <dc:date>2011-02-01T03:44:40.57</dc:date>
    <meta:editing-duration>PT00H02M03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